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3ad526"/>
    </style:style>
    <style:style style:name="P4" style:family="paragraph" style:parent-style-name="Title">
      <style:text-properties officeooo:rsid="00462bef" officeooo:paragraph-rsid="00462bef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1" fo:font-size="13pt" officeooo:paragraph-rsid="0041fea7" style:font-size-asian="13pt" style:font-size-complex="13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1" fo:font-size="13pt" officeooo:paragraph-rsid="00462bef" style:font-size-asian="13pt" style:font-size-complex="13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1" fo:font-size="13pt" officeooo:paragraph-rsid="004712d8" style:font-size-asian="13pt" style:font-size-complex="13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1" fo:font-size="13pt" officeooo:paragraph-rsid="004d3e00" style:font-size-asian="13pt" style:font-size-complex="13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1" fo:font-size="13pt" style:text-underline-style="none" fo:font-weight="normal" officeooo:rsid="003d1ca7" officeooo:paragraph-rsid="00462bef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1" fo:font-size="13pt" style:text-underline-style="none" fo:font-weight="normal" officeooo:rsid="003d1ca7" officeooo:paragraph-rsid="0041fea7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1" fo:font-size="13pt" style:text-underline-style="none" fo:font-weight="normal" officeooo:rsid="003d1ca7" officeooo:paragraph-rsid="004712d8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1" fo:font-size="13pt" style:text-underline-style="none" fo:font-weight="bold" officeooo:rsid="003d1ca7" officeooo:paragraph-rsid="004712d8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1" fo:font-size="13pt" fo:font-style="normal" fo:font-weight="normal" officeooo:rsid="003d3c54" officeooo:paragraph-rsid="00418e22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Title">
      <style:text-properties officeooo:rsid="004e3318" officeooo:paragraph-rsid="004e3318"/>
    </style:style>
    <style:style style:name="P15" style:family="paragraph" style:parent-style-name="Heading_20_1">
      <style:text-properties fo:font-size="18pt" style:font-size-asian="18pt" style:font-size-complex="18pt"/>
    </style:style>
    <style:style style:name="P16" style:family="paragraph" style:parent-style-name="Heading_20_1">
      <style:paragraph-properties fo:line-height="150%" fo:text-align="justify" style:justify-single-word="false"/>
      <style:text-properties fo:font-size="18pt" fo:font-weight="bold" officeooo:paragraph-rsid="004038f3" style:font-size-asian="18pt" style:font-weight-asian="bold" style:font-size-complex="18pt" style:font-weight-complex="bold"/>
    </style:style>
    <style:style style:name="P17" style:family="paragraph" style:parent-style-name="Heading_20_2">
      <style:paragraph-properties fo:line-height="150%" fo:text-align="justify" style:justify-single-word="false"/>
      <style:text-properties style:font-name="Times New Roman1" fo:font-size="13pt" fo:font-style="normal" fo:font-weight="normal" officeooo:rsid="003d3c54" officeooo:paragraph-rsid="00418e22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line-height="150%" fo:text-align="justify" style:justify-single-word="false" fo:text-indent="0.6cm" style:auto-text-indent="false" fo:background-color="transparent"/>
      <style:text-properties style:font-name="Times New Roman1" fo:font-size="13pt" style:text-underline-style="none" fo:font-weight="bold" officeooo:rsid="003d1ca7" officeooo:paragraph-rsid="00462bef" style:font-size-asian="13pt" style:font-weight-asian="bold" style:font-size-complex="13pt" style:font-weight-complex="bold"/>
    </style:style>
    <style:style style:name="P1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line-height="150%" fo:text-align="justify" style:justify-single-word="false" fo:text-indent="0.6cm" style:auto-text-indent="false" style:page-number="auto" fo:background-color="transparent" fo:keep-with-next="always"/>
      <style:text-properties officeooo:paragraph-rsid="00462bef"/>
    </style:style>
    <style:style style:name="P20" style:family="paragraph" style:parent-style-name="Heading_20_3">
      <style:paragraph-properties fo:line-height="150%" fo:text-align="justify" style:justify-single-word="false"/>
      <style:text-properties officeooo:paragraph-rsid="00462bef"/>
    </style:style>
    <style:style style:name="P21" style:family="paragraph" style:parent-style-name="Text_20_body" style:list-style-name="L1">
      <style:paragraph-properties fo:line-height="150%" fo:text-align="justify" style:justify-single-word="false"/>
      <style:text-properties officeooo:paragraph-rsid="004a4506"/>
    </style:style>
    <style:style style:name="P22" style:family="paragraph" style:parent-style-name="Text_20_body" style:list-style-name="L3">
      <style:paragraph-properties fo:line-height="150%" fo:text-align="justify" style:justify-single-word="false"/>
      <style:text-properties officeooo:paragraph-rsid="00462bef"/>
    </style:style>
    <style:style style:name="P23" style:family="paragraph" style:parent-style-name="Text_20_body" style:list-style-name="L4">
      <style:paragraph-properties fo:line-height="150%" fo:text-align="justify" style:justify-single-word="false"/>
      <style:text-properties officeooo:paragraph-rsid="004712d8"/>
    </style:style>
    <style:style style:name="P24" style:family="paragraph" style:parent-style-name="Text_20_body" style:list-style-name="L5">
      <style:paragraph-properties fo:line-height="150%" fo:text-align="justify" style:justify-single-word="false"/>
      <style:text-properties officeooo:paragraph-rsid="004712d8"/>
    </style:style>
    <style:style style:name="P25" style:family="paragraph" style:parent-style-name="Text_20_body" style:list-style-name="L1">
      <style:paragraph-properties fo:line-height="150%" fo:text-align="justify" style:justify-single-word="false"/>
      <style:text-properties officeooo:rsid="004ed685" officeooo:paragraph-rsid="004ed685"/>
    </style:style>
    <style:style style:name="P26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3pt" fo:font-style="normal" fo:font-weight="normal" officeooo:rsid="004ed685" officeooo:paragraph-rsid="004ed685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3pt" fo:font-style="normal" style:text-underline-style="none" fo:font-weight="normal" officeooo:rsid="003d1ca7" officeooo:paragraph-rsid="004ed685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3pt" officeooo:rsid="004ed685" officeooo:paragraph-rsid="004ed685" style:font-size-asian="13pt" style:font-size-complex="13pt"/>
    </style:style>
    <style:style style:name="P29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50%" fo:text-align="justify" style:justify-single-word="false" fo:text-indent="0.6cm" style:auto-text-indent="false" fo:background-color="transparent"/>
      <style:text-properties style:font-name="Times New Roman1" fo:font-size="13pt" style:text-underline-style="none" fo:font-weight="normal" officeooo:rsid="003d1ca7" officeooo:paragraph-rsid="00462bef" style:font-size-asian="13pt" style:font-weight-asian="normal" style:font-size-complex="13pt" style:font-weight-complex="normal"/>
    </style:style>
    <style:style style:name="P30" style:family="paragraph" style:parent-style-name="Text_20_body" style:list-style-name="L2">
      <style:paragraph-properties fo:line-height="150%" fo:text-align="justify" style:justify-single-word="false"/>
      <style:text-properties style:font-name="Times New Roman1" fo:font-size="13pt" fo:font-style="italic" style:text-underline-style="none" fo:font-weight="normal" officeooo:rsid="003d1ca7" officeooo:paragraph-rsid="00462bef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Text_20_body" style:list-style-name="L3">
      <style:paragraph-properties fo:line-height="150%" fo:text-align="justify" style:justify-single-word="false"/>
      <style:text-properties style:font-name="Times New Roman1" fo:font-size="13pt" fo:font-style="italic" style:text-underline-style="none" fo:font-weight="normal" officeooo:rsid="003d1ca7" officeooo:paragraph-rsid="00462bef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Text_20_body" style:list-style-name="L4">
      <style:paragraph-properties fo:line-height="150%" fo:text-align="justify" style:justify-single-word="false"/>
      <style:text-properties style:font-name="Times New Roman1" fo:font-size="13pt" fo:font-style="italic" style:text-underline-style="none" fo:font-weight="normal" officeooo:rsid="003d1ca7" officeooo:paragraph-rsid="004712d8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Text_20_body" style:list-style-name="L5">
      <style:paragraph-properties fo:line-height="150%" fo:text-align="justify" style:justify-single-word="false"/>
      <style:text-properties style:font-name="Times New Roman1" fo:font-size="13pt" fo:font-style="italic" style:text-underline-style="none" fo:font-weight="normal" officeooo:rsid="003d1ca7" officeooo:paragraph-rsid="004712d8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Text_20_body" style:list-style-name="L5">
      <style:paragraph-properties fo:line-height="150%" fo:text-align="justify" style:justify-single-word="false"/>
      <style:text-properties officeooo:rsid="005030dc" officeooo:paragraph-rsid="005030dc"/>
    </style:style>
    <style:style style:name="P35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3d1ca7" officeooo:paragraph-rsid="0041fea7" style:font-weight-asian="bold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text-underline-style="none" fo:font-weight="normal" officeooo:rsid="003d1ca7" officeooo:paragraph-rsid="0041fea7" style:font-weight-asian="normal" style:font-weight-complex="normal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62bef" style:text-blinking="false" fo:background-color="transparent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59e" style:font-style-asian="italic" style:font-style-complex="italic"/>
    </style:style>
    <style:style style:name="T7" style:family="text">
      <style:text-properties fo:font-style="italic" officeooo:rsid="004a4506" style:font-style-asian="italic" style:font-style-complex="italic"/>
    </style:style>
    <style:style style:name="T8" style:family="text">
      <style:text-properties fo:font-style="italic" officeooo:rsid="004e3318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3d1ca7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501ef3" style:font-style-asian="italic" style:font-style-complex="italic"/>
    </style:style>
    <style:style style:name="T12" style:family="text">
      <style:text-properties fo:font-style="italic" style:text-underline-style="none" fo:font-weight="normal" officeooo:rsid="003d1ca7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4e3318" style:font-style-asian="italic" style:font-weight-asian="normal" style:font-style-complex="italic" style:font-weight-complex="normal"/>
    </style:style>
    <style:style style:name="T14" style:family="text">
      <style:text-properties fo:font-weight="bold" officeooo:rsid="00462bef" style:font-weight-asian="bold" style:font-weight-complex="bold"/>
    </style:style>
    <style:style style:name="T15" style:family="text">
      <style:text-properties officeooo:rsid="003d1ca7"/>
    </style:style>
    <style:style style:name="T16" style:family="text">
      <style:text-properties officeooo:rsid="004038f3"/>
    </style:style>
    <style:style style:name="T17" style:family="text">
      <style:text-properties style:text-underline-style="none" fo:font-weight="normal" officeooo:rsid="003d1ca7" style:font-weight-asian="normal" style:font-weight-complex="normal"/>
    </style:style>
    <style:style style:name="T18" style:family="text">
      <style:text-properties style:text-underline-style="none" fo:font-weight="normal" officeooo:rsid="00462bef" style:font-weight-asian="normal" style:font-weight-complex="normal"/>
    </style:style>
    <style:style style:name="T19" style:family="text">
      <style:text-properties style:text-underline-style="none" fo:font-weight="normal" officeooo:rsid="004e3318" style:font-weight-asian="normal" style:font-weight-complex="normal"/>
    </style:style>
    <style:style style:name="T20" style:family="text">
      <style:text-properties style:text-underline-style="none" fo:font-weight="bold" officeooo:rsid="003d1ca7" style:font-weight-asian="bold" style:font-weight-complex="bold"/>
    </style:style>
    <style:style style:name="T21" style:family="text">
      <style:text-properties style:text-underline-style="none" fo:font-weight="bold" officeooo:rsid="004e3318" style:font-weight-asian="bold" style:font-weight-complex="bold"/>
    </style:style>
    <style:style style:name="T22" style:family="text">
      <style:text-properties officeooo:rsid="00462bef"/>
    </style:style>
    <style:style style:name="T23" style:family="text">
      <style:text-properties style:font-name="Times New Roman1" fo:font-size="13pt" style:text-underline-style="none" fo:font-weight="normal" officeooo:rsid="003d1ca7" style:font-size-asian="13pt" style:font-weight-asian="normal" style:font-size-complex="13pt" style:font-weight-complex="normal"/>
    </style:style>
    <style:style style:name="T24" style:family="text">
      <style:text-properties style:font-name="Times New Roman1" fo:font-size="13pt" style:text-underline-style="none" fo:font-weight="normal" officeooo:rsid="00462bef" style:font-size-asian="13pt" style:font-weight-asian="normal" style:font-size-complex="13pt" style:font-weight-complex="normal"/>
    </style:style>
    <style:style style:name="T25" style:family="text">
      <style:text-properties style:font-name="Times New Roman1" fo:font-size="13pt" style:text-underline-style="none" fo:font-weight="normal" officeooo:rsid="004e3318" style:font-size-asian="13pt" style:font-weight-asian="normal" style:font-size-complex="13pt" style:font-weight-complex="normal"/>
    </style:style>
    <style:style style:name="T26" style:family="text">
      <style:text-properties style:font-name="Times New Roman1" fo:font-size="13pt" style:text-underline-style="none" fo:font-weight="bold" officeooo:rsid="003d1ca7" style:font-size-asian="13pt" style:font-weight-asian="bold" style:font-size-complex="13pt" style:font-weight-complex="bold"/>
    </style:style>
    <style:style style:name="T27" style:family="text">
      <style:text-properties style:font-name="Times New Roman1" fo:font-size="13pt" style:text-underline-style="none" fo:font-weight="bold" officeooo:rsid="004ed25e" style:font-size-asian="13pt" style:font-weight-asian="bold" style:font-size-complex="13pt" style:font-weight-complex="bold"/>
    </style:style>
    <style:style style:name="T28" style:family="text">
      <style:text-properties style:font-name="Times New Roman1" fo:font-size="13pt" fo:font-style="italic" style:text-underline-style="solid" style:text-underline-width="auto" style:text-underline-color="font-color" fo:font-weight="normal" officeooo:rsid="003d1ca7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style:font-name="Times New Roman1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Times New Roman1" fo:font-size="13pt" fo:font-style="italic" style:text-underline-style="none" fo:font-weight="normal" officeooo:rsid="003d1ca7" style:font-size-asian="13pt" style:font-style-asian="italic" style:font-weight-asian="normal" style:font-size-complex="13pt" style:font-style-complex="italic" style:font-weight-complex="normal"/>
    </style:style>
    <style:style style:name="T31" style:family="text">
      <style:text-properties style:font-name="Times New Roman1" fo:font-size="13pt" fo:font-style="italic" style:text-underline-style="none" fo:font-weight="normal" officeooo:rsid="004e3318" style:font-size-asian="13pt" style:font-style-asian="italic" style:font-weight-asian="normal" style:font-size-complex="13pt" style:font-style-complex="italic" style:font-weight-complex="normal"/>
    </style:style>
    <style:style style:name="T32" style:family="text">
      <style:text-properties style:font-name="Times New Roman1" fo:font-size="13pt" fo:font-style="normal" style:text-underline-style="none" fo:font-weight="normal" officeooo:rsid="003d1ca7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Times New Roman1" fo:font-size="13pt" fo:font-style="normal" style:text-underline-style="none" fo:font-weight="normal" officeooo:rsid="004e3318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Times New Roman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style:font-name="Times New Roman1" fo:font-size="13pt" fo:font-style="normal" fo:font-weight="normal" officeooo:rsid="004a4506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name="Times New Roman1" fo:font-size="13pt" fo:font-style="normal" fo:font-weight="normal" officeooo:rsid="004ed685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Times New Roman1" fo:font-size="13pt" fo:font-style="normal" fo:font-weight="bold" officeooo:rsid="004a4506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style:font-name="Times New Roman1" fo:font-size="13pt" style:font-size-asian="13pt" style:font-size-complex="13pt"/>
    </style:style>
    <style:style style:name="T39" style:family="text">
      <style:text-properties style:font-name="Times New Roman1" fo:font-size="13pt" officeooo:rsid="004e3318" style:font-size-asian="13pt" style:font-size-complex="13pt"/>
    </style:style>
    <style:style style:name="T40" style:family="text">
      <style:text-properties style:font-name="Times New Roman1" fo:font-size="13pt" officeooo:rsid="005030dc" style:font-size-asian="13pt" style:font-size-complex="13pt"/>
    </style:style>
    <style:style style:name="T41" style:family="text">
      <style:text-properties style:font-name="Times New Roman1" fo:font-size="13pt" officeooo:rsid="0051ee22" style:font-size-asian="13pt" style:font-size-complex="13pt"/>
    </style:style>
    <style:style style:name="T42" style:family="text">
      <style:text-properties officeooo:rsid="004e3318"/>
    </style:style>
    <style:style style:name="T43" style:family="text">
      <style:text-properties officeooo:rsid="004ed25e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3d1ca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omework for you English Class</text:p>
      <text:p text:style-name="P4">Text <text:span text:style-name="T42">S</text:span>outenance</text:p>
      <text:p text:style-name="P2"><text:span text:style-name="T8">Project </text:span><text:span text:style-name="T7">t</text:span><text:span text:style-name="T8">eam</text:span><text:span text:style-name="T5"> L</text:span><text:span text:style-name="T6">3L</text:span><text:span text:style-name="T5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8">week</text:span><text:span text:style-name="T5"> n° :</text:span> <text:span text:style-name="T14">10</text:span></text:p>
      <text:p text:style-name="P2"><text:span text:style-name="T5">Date :</text:span> <text:span text:style-name="T22">13</text:span>/0<text:span text:style-name="T22">4</text:span>/202<text:span text:style-name="T1">2</text:span></text:p>
      <text:p text:style-name="P3"><text:span text:style-name="T8">Writer of this assignment</text:span><text:span text:style-name="T5"> : </text:span><text:span text:style-name="T4">Hamiche Mehdi</text:span></text:p>
      <text:p text:style-name="P2"><text:span text:style-name="T8">Supervising teacher</text:span><text:span text:style-name="T5"> :</text:span> <text:span text:style-name="T1">Flavie Tonon</text:span></text:p>
      <text:h text:style-name="P15" text:outline-level="1" text:is-list-header="true">1) Development plan</text:h>
      <text:h text:style-name="P17" text:outline-level="2" text:is-list-header="true"><text:tab/>Our development <text:span text:style-name="T43">plan</text:span> consisted of two parts : mobile application and website over several weeks.</text:h>
      <text:p text:style-name="P13"><text:tab/><text:span text:style-name="T10">We </text:span><text:span text:style-name="T11">splitted</text:span><text:span text:style-name="T10"> up different tasks to accomplish this project:</text:span></text:p>
      <text:list xml:id="list4292024389" text:style-name="L1">
        <text:list-item>
          <text:p text:style-name="P21"><text:span text:style-name="T37">First,</text:span><text:span text:style-name="T35"> we trained on Android Studio. Then, </text:span><text:span text:style-name="T36">Youstina </text:span><text:span text:style-name="T35">and </text:span><text:span text:style-name="T36">me</text:span><text:span text:style-name="T35"> tried to detect the different sensors of the phone and started to create the different interfaces:</text:span></text:p>
          <text:list>
            <text:list-item>
              <text:p text:style-name="P25"><text:span text:style-name="T35">M</text:span><text:span text:style-name="T34">ain menu,</text:span></text:p>
            </text:list-item>
            <text:list-item>
              <text:p text:style-name="P26">Route page (« Save » and « Download » button),</text:p>
            </text:list-item>
            <text:list-item>
              <text:p text:style-name="P28"><text:soft-page-break/><text:span text:style-name="T44">R</text:span><text:span text:style-name="T45">egistration form page,</text:span></text:p>
            </text:list-item>
            <text:list-item>
              <text:p text:style-name="P27">Route information page,</text:p>
            </text:list-item>
            <text:list-item>
              <text:p text:style-name="P28"><text:span text:style-name="T45">P</text:span><text:span text:style-name="T44">op-ups</text:span></text:p>
            </text:list-item>
          </text:list>
        </text:list-item>
        <text:list-item>
          <text:p text:style-name="P21"><text:span text:style-name="T37">Then,</text:span><text:span text:style-name="T35"> Thierno took care of creating the database and saving a </text:span><text:span text:style-name="T36">route</text:span><text:span text:style-name="T35"> in the history and in the database of the application. He also took care of creating the favorites option. </text:span><text:span text:style-name="T36">Y</text:span><text:span text:style-name="T35">oustina </text:span><text:span text:style-name="T36">and me </text:span><text:span text:style-name="T35">created the sensitive </text:span><text:span text:style-name="T36">route</text:span><text:span text:style-name="T35"> based on the movements of the phone. And Youstina took care of downloading a </text:span><text:span text:style-name="T36">route</text:span><text:span text:style-name="T35"> on the phone and displaying the form after drawing the </text:span><text:span text:style-name="T36">route</text:span><text:span text:style-name="T35">.</text:span></text:p>
        </text:list-item>
        <text:list-item>
          <text:p text:style-name="P21"><text:span text:style-name="T37">And finally</text:span><text:span text:style-name="T35">, we gathered all the tasks accomplished in the graphical interface to have a functional mobile application.</text:span></text:p>
        </text:list-item>
      </text:list>
      <text:h text:style-name="P16" text:outline-level="1" text:is-list-header="true"><text:span text:style-name="T16">2</text:span><text:span text:style-name="T15">) Mobile app demo</text:span></text:h>
      <text:h text:style-name="P20" text:outline-level="3" text:is-list-header="true"><text:span text:style-name="T32"><text:tab/></text:span><text:span text:style-name="T28">The basic tasks of this application are:</text:span></text:h>
      <text:h text:style-name="P19" text:outline-level="2"><text:span text:style-name="T26">Drawing a real-time </text:span><text:span text:style-name="T27">sensitive</text:span><text:span text:style-name="T26"> </text:span><text:span text:style-name="T27">route</text:span><text:span text:style-name="T26"> of the user's </text:span><text:span text:style-name="T27">path</text:span></text:h>
      <text:h text:style-name="P18" text:outline-level="2"><text:span text:style-name="T43">Download</text:span> an image of the <text:span text:style-name="T43">route</text:span> to the phone</text:h>
      <text:h text:style-name="P18" text:outline-level="2">Enter the information of a <text:span text:style-name="T43">route</text:span> and save the <text:span text:style-name="T43">route</text:span> on the database of the application to then find the <text:span text:style-name="T43">route</text:span> in the history</text:h>
      <text:h text:style-name="P29" text:outline-level="2"/>
      <text:p text:style-name="P5"><text:span text:style-name="T17"><text:tab/></text:span><text:span text:style-name="T20">To launch the application,</text:span><text:span text:style-name="T17"> you must have an Android smartphone running Android 7.0 minimum.</text:span></text:p>
      <text:p text:style-name="P5"><text:span text:style-name="T20"><text:tab/>First,</text:span><text:span text:style-name="T17"> when the application launches, there are two things to authorize, to know the position of the phone as well as access to the multimedia content of the phone.</text:span></text:p>
      <text:p text:style-name="P10"/>
      <text:p text:style-name="P6"><text:span text:style-name="T18"><text:tab/></text:span><text:span text:style-name="T9">Once the application is open, you have access to the main menu with two buttons:</text:span></text:p>
      <text:list xml:id="list1004455450" text:style-name="L2">
        <text:list-item>
          <text:p text:style-name="P30"><text:soft-page-break/>« Start a <text:span text:style-name="T42">route</text:span> »</text:p>
        </text:list-item>
        <text:list-item>
          <text:p text:style-name="P30">« History »</text:p>
        </text:list-item>
      </text:list>
      <text:p text:style-name="P5"><text:span text:style-name="T20">To start a </text:span><text:span text:style-name="T21">route</text:span><text:span text:style-name="T20">, </text:span><text:span text:style-name="T17">press “Start a </text:span><text:span text:style-name="T19">route</text:span><text:span text:style-name="T17">” </text:span><text:span text:style-name="T19">button</text:span><text:span text:style-name="T17">. A pop-up appears (“Tracing begins…”).</text:span></text:p>
      <text:p text:style-name="P6"><text:span text:style-name="T20">By pressing this button,</text:span><text:span text:style-name="T17"> we have a </text:span><text:span text:style-name="T19">route</text:span><text:span text:style-name="T17"> that begins </text:span><text:span text:style-name="T19">with</text:span><text:span text:style-name="T17"> the detection of sensors on the phone, namely the accelerometer. In this page, we have </text:span><text:span text:style-name="T19">2</text:span><text:span text:style-name="T17"> main buttons:</text:span></text:p>
      <text:list xml:id="list1349372686" text:style-name="L3">
        <text:list-item>
          <text:p text:style-name="P31">« <text:span text:style-name="T42">Download</text:span> »</text:p>
        </text:list-item>
        <text:list-item>
          <text:p text:style-name="P31">« <text:span text:style-name="T42">Save</text:span> »</text:p>
          <text:list>
            <text:list-item>
              <text:p text:style-name="P22"><text:span text:style-name="T31">Back icon</text:span><text:span text:style-name="T23"> - </text:span><text:span text:style-name="T24">to return to the main menu</text:span></text:p>
            </text:list-item>
          </text:list>
        </text:list-item>
      </text:list>
      <text:p text:style-name="P9"/>
      <text:p text:style-name="P8"><text:span text:style-name="T20"><text:tab/>While drawing the path,</text:span><text:span text:style-name="T17"> if you want to download an image of it to your phone, you have to press the </text:span><text:span text:style-name="T12">« Download »</text:span><text:span text:style-name="T17"> button. A pop-up appears (</text:span><text:span text:style-name="T12">« Downloaded </text:span><text:span text:style-name="T13">route </text:span><text:span text:style-name="T12">»</text:span><text:span text:style-name="T17">) and the </text:span><text:span text:style-name="T19">route</text:span><text:span text:style-name="T17"> image can be found directly in the phone gallery.</text:span></text:p>
      <text:p text:style-name="P10"/>
      <text:p text:style-name="P7"><text:span text:style-name="T20"><text:tab/>After drawing the </text:span><text:span text:style-name="T21">route</text:span><text:span text:style-name="T20">,</text:span><text:span text:style-name="T17"> if you want to keep the </text:span><text:span text:style-name="T19">route</text:span><text:span text:style-name="T17"> in the application history, you must enter the information related to this </text:span><text:span text:style-name="T19">route</text:span><text:span text:style-name="T17">. To do this, press the </text:span><text:span text:style-name="T12">« Save »</text:span><text:span text:style-name="T17"> button.</text:span></text:p>
      <text:p text:style-name="P7"><text:span text:style-name="T17"><text:tab/>By pressing the </text:span><text:span text:style-name="T12">« </text:span><text:span text:style-name="T13">Save »</text:span><text:span text:style-name="T17"> button, we have a registration form page that appears in which the user will have to fill in the various fields available :</text:span></text:p>
      <text:list xml:id="list2959808855" text:style-name="L4">
        <text:list-item>
          <text:p text:style-name="P23"><text:span text:style-name="T25">Field</text:span><text:span text:style-name="T23"> </text:span><text:span text:style-name="T30">« Date »</text:span></text:p>
        </text:list-item>
        <text:list-item>
          <text:p text:style-name="P32">« Mode <text:span text:style-name="T42">of</text:span> transport »</text:p>
        </text:list-item>
        <text:list-item>
          <text:p text:style-name="P23"><text:span text:style-name="T25">Field</text:span><text:span text:style-name="T23"> </text:span><text:span text:style-name="T30">« </text:span><text:span text:style-name="T31">Name of route</text:span><text:span text:style-name="T30"> »</text:span></text:p>
        </text:list-item>
        <text:list-item>
          <text:p text:style-name="P23"><text:span text:style-name="T30">« Valid</text:span><text:span text:style-name="T31">ate</text:span><text:span text:style-name="T30"> » </text:span><text:span text:style-name="T33">Button</text:span></text:p>
        </text:list-item>
      </text:list>
      <text:p text:style-name="P12">When you finish entering the information of the route, you press « Validate ».</text:p>
      <text:p text:style-name="P11"/>
      <text:p text:style-name="P7"><text:soft-page-break/><text:span text:style-name="T17">By returning to the main menu and pressing the "History" button, we have access to our </text:span><text:span text:style-name="T19">saved</text:span><text:span text:style-name="T17"> </text:span><text:span text:style-name="T19">routes</text:span><text:span text:style-name="T17"> with:</text:span></text:p>
      <text:list xml:id="list796722634" text:style-name="L5">
        <text:list-item>
          <text:p text:style-name="P33">The <text:span text:style-name="T42">route</text:span> information on the right</text:p>
        </text:list-item>
        <text:list-item>
          <text:p text:style-name="P24"><text:span text:style-name="T30">« </text:span><text:span text:style-name="T31">Delete</text:span><text:span text:style-name="T30"> » </text:span><text:span text:style-name="T31">button</text:span></text:p>
        </text:list-item>
        <text:list-item>
          <text:p text:style-name="P34"><text:span text:style-name="T29">« Favorite » button</text:span></text:p>
        </text:list-item>
      </text:list>
      <text:p text:style-name="P35"><text:span text:style-name="T38">When you press on a </text:span><text:span text:style-name="T40">route</text:span><text:span text:style-name="T38">, on the image of it in full screen and a"Close" button to return to the history menu.</text:span></text:p>
      <text:p text:style-name="P36"><text:span text:style-name="T38">When you press the "Close" button, you return to the history menu and you can also add a track to Favorites. You can also sort by choosing between displaying “All routes” or only “Favorite routes”.</text:span></text:p>
      <text:p text:style-name="P36"><text:span text:style-name="T38">Finally, you can delete a </text:span><text:span text:style-name="T41">route</text:span><text:span text:style-name="T38"> from the history by pressing the "To delete ". A pop-up appears and you have the choice between yes and n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" text:anchor-type="char" svg:x="-1.958cm" svg:y="-2cm" svg:width="2.417cm" svg:height="2.434cm" draw:z-index="3"><draw:image xlink:href="Pictures/10000000000002D1000002D1FBEED35297D811B0.jpg" xlink:type="simple" xlink:show="embed" xlink:actuate="onLoad" draw:mime-type="image/jpeg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56:38.476000000</meta:creation-date>
    <dc:date>2022-05-10T18:12:31.887000000</dc:date>
    <meta:editing-duration>PT2H3M18S</meta:editing-duration>
    <meta:editing-cycles>38</meta:editing-cycles>
    <meta:generator>LibreOffice/7.3.0.3$Windows_X86_64 LibreOffice_project/0f246aa12d0eee4a0f7adcefbf7c878fc2238db3</meta:generator>
    <meta:document-statistic meta:table-count="0" meta:image-count="1" meta:object-count="0" meta:page-count="4" meta:paragraph-count="49" meta:word-count="649" meta:character-count="3457" meta:non-whitespace-character-count="2868"/>
  </office:meta>
</office:document-meta>
</file>